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378e284"/>
    </style:style>
    <style:style style:name="P2" style:family="paragraph" style:parent-style-name="Heading_20_1">
      <style:text-properties officeooo:rsid="04ff35cd" officeooo:paragraph-rsid="04ff3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op titl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fo:text-indent="0cm" style:auto-text-indent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8pt" style:text-underline-style="solid" style:text-underline-width="auto" style:text-underline-color="font-color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justify" style:justify-single-word="false" fo:text-indent="0cm" style:auto-text-indent="false"/>
      <style:text-properties fo:font-size="16pt" style:text-underline-style="solid" style:text-underline-width="auto" style:text-underline-color="font-color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fo:text-indent="0cm" style:auto-text-indent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justify" style:justify-single-word="fals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378e2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6"/><text:page-number text:select-page="current">1</text:page-number><text:bookmark-end text:name="PageNumWizard_FOOTER_Estilo de página predeterminado6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1:08:05.728387730</meta:creation-date>
    <dc:title>Estándar</dc:title>
    <meta:editing-duration>P0D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10" meta:non-whitespace-character-count="9"/>
    <meta:user-defined meta:name="ZOTERO_PREF_1">&lt;data data-version="3" zotero-version="7.0.27"&gt;&lt;session id="q90poeaH"/&gt;&lt;style id="http://www.zotero.org/styles/apa" locale="es-ES" hasBibliography="1" bibliographyStyleHasBeenSet="1"/&gt;&lt;prefs&gt;&lt;pref name="fieldType" value="ReferenceMark"/&gt;&lt;/prefs&gt;&lt;/data&gt;</meta:user-defined>
    <meta:template xlink:type="simple" xlink:actuate="onRequest" xlink:title="Estándar" xlink:href="../../../../Plantillas/Estándar.ott" meta:date="2026-02-19T11:08:03.814194566"/>
  </office:meta>
</office:document-meta>
</file>